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772in"/>
    </style:style>
    <style:style style:name="co4" style:family="table-column">
      <style:table-column-properties fo:break-before="auto" style:column-width="0.94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 fo:language="en" fo:country="US" style:language-asian="en" style:country-asian="US" style:language-complex="en" style:country-complex="US"/>
    </style:style>
    <style:style style:name="ce2" style:family="table-cell" style:parent-style-name="Default">
      <style:text-properties style:font-name="Courier New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T1" style:family="text">
      <style:text-properties style:font-name="F" fo:font-size="12pt"/>
    </style:style>
    <style:style style:name="T2" style:family="text">
      <style:text-properties fo:color="#000000" style:font-name="Consolas" fo:font-size="9.5pt" style:font-name-asian="Consolas" style:font-size-asian="9.5pt" style:font-name-complex="Consolas" style:font-size-complex="5.40000009536743p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default-cell-style-name="ce2"/>
        <table:table-column table:style-name="co3" table:number-columns-repeated="1022" table:default-cell-style-name="ce2"/>
        <table:table-row table:style-name="ro2">
          <table:table-cell table:style-name="ce1" office:value-type="string">
            <text:p><text:span text:style-name="T1">[</text:span><text:span text:style-name="T2">0x141D01FC0</text:span><text:span text:style-name="T1">]</text:span></text:p>
          </table:table-cell>
          <table:table-cell table:number-columns-repeated="1023"/>
        </table:table-row>
        <table:table-row table:style-name="ro1">
          <table:table-cell office:value-type="string">
            <text:p>+68 = chardata1</text:p>
          </table:table-cell>
          <table:table-cell table:number-columns-repeated="1023"/>
        </table:table-row>
        <table:table-row table:style-name="ro1">
          <table:table-cell office:value-type="string">
            <text:p>+70 = deathcam by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141CFDC48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+0x1C</text:p>
          </table:table-cell>
          <table:table-cell office:value-type="string">
            <text:p>SetMapUID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+0xB3F</text:p>
          </table:table-cell>
          <table:table-cell office:value-type="string">
            <text:p>trigger sav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+0xB70</text:p>
          </table:table-cell>
          <table:table-cell office:value-type="string">
            <text:p>Saving allowe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141D12F48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1">
          <table:table-cell office:value-type="string">
            <text:p>Menu Structure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0x141D146E0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[[ptr]]</text:p>
          </table:table-cell>
          <table:table-cell table:number-columns-repeated="1022"/>
        </table:table-row>
        <table:table-row table:style-name="ro1">
          <table:table-cell office:value-type="string">
            <text:p>Game Stats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+0x0088</text:p>
          </table:table-cell>
          <table:table-cell office:value-type="string">
            <text:p>Int32</text:p>
          </table:table-cell>
          <table:table-cell office:value-type="string">
            <text:p>AddHelpWhiteGhost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0x141D01FC0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[[ptr]+0x68]</text:p>
          </table:table-cell>
          <table:table-cell table:number-columns-repeated="1022"/>
        </table:table-row>
        <table:table-row table:style-name="ro1">
          <table:table-cell office:value-type="string">
            <text:p>Player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+0x0018</text:p>
          </table:table-cell>
          <table:table-cell office:value-type="string">
            <text:p>IntPtr</text:p>
          </table:table-cell>
          <table:table-cell office:value-type="string">
            <text:p>Pointer to entry in entity struct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+0x0090</text:p>
          </table:table-cell>
          <table:table-cell office:value-type="string">
            <text:p>IntPtr</text:p>
          </table:table-cell>
          <table:table-cell office:value-type="string">
            <text:p>Pointer to MSB Data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+0x0094</text:p>
          </table:table-cell>
          <table:table-cell office:value-type="string">
            <text:p>Int32</text:p>
          </table:table-cell>
          <table:table-cell office:value-type="string">
            <text:p>MSB Index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+0x03D8</text:p>
          </table:table-cell>
          <table:table-cell office:value-type="string">
            <text:p>Int32</text:p>
          </table:table-cell>
          <table:table-cell office:value-type="string">
            <text:p>Curr HP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+0x03DC</text:p>
          </table:table-cell>
          <table:table-cell office:value-type="string">
            <text:p>Int32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0x141D146E0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[[ptr]+0x10]</text:p>
          </table:table-cell>
          <table:table-cell table:number-columns-repeated="1022"/>
        </table:table-row>
        <table:table-row table:style-name="ro1">
          <table:table-cell office:value-type="string">
            <text:p>Player Stats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+0x0040</text:p>
          </table:table-cell>
          <table:table-cell office:value-type="string">
            <text:p>Int32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+0x0090</text:p>
          </table:table-cell>
          <table:table-cell office:value-type="string">
            <text:p>Int32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0x141D146E0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[[ptr]+0x18]</text:p>
          </table:table-cell>
          <table:table-cell table:number-columns-repeated="1022"/>
        </table:table-row>
        <table:table-row table:style-name="ro1">
          <table:table-cell office:value-type="string">
            <text:p>Network Player struct</text:p>
          </table:table-cell>
          <table:table-cell/>
          <table:table-cell office:value-type="string">
            <text:p>0x660 siz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141D146E0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+0x58</text:p>
          </table:table-cell>
          <table:table-cell office:value-type="string">
            <text:p>ptr</text:p>
          </table:table-cell>
          <table:table-cell office:value-type="string">
            <text:p>game optio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uncs:::</text:p>
          </table:table-cell>
          <table:table-cell table:number-columns-repeated="1023"/>
        </table:table-row>
        <table:table-row table:style-name="ro1">
          <table:table-cell office:value-type="string">
            <text:p>0x14036B820</text:p>
          </table:table-cell>
          <table:table-cell office:value-type="string">
            <text:p>int64 a1, unsigned int a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et Chr Pointer from ChrID</text:p>
          </table:table-cell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6">07/06/2018</text:date>, <text:time>01:3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01:49:34.41</meta:creation-date>
    <dc:date>2018-07-06T01:37:24.67</dc:date>
    <meta:editing-duration>PT8H28M4S</meta:editing-duration>
    <meta:editing-cycles>4</meta:editing-cycles>
    <meta:generator>OpenOffice/4.1.2$Win32 OpenOffice.org_project/412m3$Build-9782</meta:generator>
    <meta:document-statistic meta:table-count="3" meta:cell-count="59" meta:object-count="0"/>
  </office:meta>
</office:document-meta>
</file>